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A">
            <text:p>A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С">
            <text:p>С</text:p>
          </table:table-cell>
        </table:table-row>
        <table:table-row>
          <table:table-cell office:value-type="float" office:value="7796337108">
            <text:p>7796337108</text:p>
          </table:table-cell>
          <table:table-cell office:value-type="string" office:value="Text">
            <text:p>Text</text:p>
          </table:table-cell>
          <table:table-cell office:value-type="string" office:value="План на 13.02.21&#10;13. &#10;02. &#10;21. &#10;1. купи хлеб &#10;2. сделай дз">
            <text:p>План на 13.02.21
13. 
02. 
21. 
1. купи хлеб 
2. сделай дз</text:p>
          </table:table-cell>
        </table:table-row>
        <table:table-row>
          <table:table-cell office:value-type="float" office:value="5578083893">
            <text:p>5578083893</text:p>
          </table:table-cell>
          <table:table-cell office:value-type="string" office:value="Button">
            <text:p>Button</text:p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